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Standard" style:list-style-name="L1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FFIDAVIT OF SERVICE</text:p>
      <text:p text:style-name="P3"/>
      <text:p text:style-name="P10"/>
      <text:p text:style-name="P9">FEDERAL COURT OF APPEAL</text:p>
      <text:p text:style-name="Standard"/>
      <text:p text:style-name="P1">BETWEEN:</text:p>
      <text:p text:style-name="P10"/>
      <text:p text:style-name="P9">Radu Hociung</text:p>
      <text:p text:style-name="P7">Appellant</text:p>
      <text:p text:style-name="P10"/>
      <text:p text:style-name="P8">and</text:p>
      <text:p text:style-name="P10"/>
      <text:p text:style-name="P9">Minister of Public Safety and Emergency Preparedness</text:p>
      <text:p text:style-name="P4">Respondent</text:p>
      <text:p text:style-name="P3"/>
      <text:p text:style-name="P3">AFFIDAVIT OF SERVICE</text:p>
      <text:p text:style-name="P11"/>
      <text:p text:style-name="P5"/>
      <text:p text:style-name="P5"><text:tab/>I, Radu Hociung, of the Solidaridad in the Quintana Roo state of Mexico, SWEAR THAT:</text:p>
      <text:p text:style-name="P5"/>
      <text:list xml:id="list5205261687689630118" text:style-name="L1">
        <text:list-item>
          <text:p text:style-name="P13">I served the Minister <text:s/>Minister of Public Safety and Emergency Preparedness with Requisition for Hearing by sending a copy by fax on February 28, 2019 to Eric Peterson, solicitor for the Respondent at (416) 973-5004.</text:p>
          <text:p text:style-name="P13"/>
        </text:list-item>
      </text:list>
      <text:p text:style-name="P6"/>
      <text:p text:style-name="P2">_____________________________</text:p>
      <text:p text:style-name="P2">Radu Hociung</text:p>
      <text:p text:style-name="P2"/>
      <text:p text:style-name="P2"/>
      <text:p text:style-name="P2">Sworn before me at the City of Solidaridad <text:s text:c="2"/>in the Quintana Roo state of Mexico on February 28, 2019.</text:p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___________</text:p>
      <text:p text:style-name="P2"/>
      <text:p text:style-name="P2">Consular Officer of Canada</text:p>
      <text:p text:style-name="P2">Consular Agency of Canada</text:p>
      <text:p text:style-name="P2">Avenida 10 entre Calle 3 y 5, Playa del Carmen, Mexico, 777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9-02-28T10:42:42.38</dc:date>
    <meta:generator>OpenOffice/4.0.1$Win32 OpenOffice.org_project/401m5$Build-9714</meta:generator>
    <meta:editing-duration>PT4H20M48S</meta:editing-duration>
    <meta:editing-cycles>20</meta:editing-cycles>
    <meta:document-statistic meta:table-count="0" meta:image-count="0" meta:object-count="0" meta:page-count="1" meta:paragraph-count="18" meta:word-count="117" meta:character-count="752"/>
  </office:meta>
</office:document-meta>
</file>